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A2" style:family="table-cell">
      <style:table-cell-properties style:vertical-align="middle" fo:background-color="transparent" fo:padding="0.059in" fo:border-left="none" fo:border-right="none" fo:border-top="none"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paragraph-properties loext:contextual-spacing="false" fo:margin-top="0in" fo:margin-bottom="0.0827in">
        <style:tab-stops/>
      </style:paragraph-properties>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top="0.0429in" fo:margin-bottom="0.0827in" style:page-number="auto"/>
    </style:style>
    <style:style style:name="P35"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6" style:family="paragraph" style:parent-style-name="OOoFigure" style:master-page-name="">
      <style:paragraph-properties fo:margin-left="0in" fo:margin-right="0in" fo:text-indent="0in" style:auto-text-indent="false" style:page-number="auto"/>
    </style:style>
    <style:style style:name="P37" style:family="paragraph" style:parent-style-name="OOoFigureCaption" style:master-page-name="">
      <style:paragraph-properties fo:margin-left="0in" fo:margin-right="0in" fo:text-indent="0in" style:auto-text-indent="false" style:page-number="auto"/>
      <style:text-properties fo:font-style="italic"/>
    </style:style>
    <style:style style:name="P38"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9"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0" style:family="paragraph" style:parent-style-name="OOoFigureCaption">
      <style:paragraph-properties fo:margin-left="0in" fo:margin-right="0in" fo:text-indent="0in" style:auto-text-indent="false"/>
      <style:text-properties fo:font-style="italic"/>
    </style:style>
    <style:style style:name="P41" style:family="paragraph" style:parent-style-name="OOoTextBody">
      <style:paragraph-properties fo:margin-left="0in" fo:margin-right="0in" fo:text-indent="0in" style:auto-text-indent="false"/>
    </style:style>
    <style:style style:name="P42" style:family="paragraph" style:parent-style-name="Standard">
      <style:paragraph-properties fo:margin-left="0in" fo:margin-right="0in" fo:text-align="end" style:justify-single-word="false" fo:text-indent="0in" style:auto-text-indent="false"/>
    </style:style>
    <style:style style:name="P43" style:family="paragraph" style:parent-style-name="OOoFigure">
      <style:paragraph-properties loext:contextual-spacing="false" fo:margin-top="0.0827in" fo:margin-bottom="0.161in"/>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0398in" fo:margin-bottom="0in"/>
    </style:style>
    <style:style style:name="P47" style:family="paragraph" style:parent-style-name="OOoFigureCaption">
      <style:paragraph-properties loext:contextual-spacing="false" fo:margin-top="0.0783in" fo:margin-bottom="0.0984in">
        <style:tab-stops/>
      </style:paragraph-properties>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Num_20_123_20_Start" style:list-style-name="OOoNum_20_123"/>
    <style:style style:name="P51" style:family="paragraph" style:parent-style-name="OOoNum_20_123_20_Start">
      <style:paragraph-properties loext:contextual-spacing="false"/>
    </style:style>
    <style:style style:name="P52" style:family="paragraph" style:parent-style-name="OOoNum_20_123_20_Start" style:master-page-name="">
      <style:paragraph-properties style:page-number="auto" fo:keep-with-next="always"/>
    </style:style>
    <style:style style:name="P53" style:family="paragraph" style:parent-style-name="OOoNum_20_123_20_Cont." style:list-style-name="OOoNum_20_123"/>
    <style:style style:name="P54" style:family="paragraph" style:parent-style-name="OOoNum_20_123_20_Cont." style:list-style-name="OOoNum_20_123">
      <style:paragraph-properties loext:contextual-spacing="false"/>
    </style:style>
    <style:style style:name="P55" style:family="paragraph" style:parent-style-name="OOoNum_20_123_20_Cont.">
      <style:paragraph-properties loext:contextual-spacing="false"/>
    </style:style>
    <style:style style:name="P56" style:family="paragraph" style:parent-style-name="OOoNum_20_123_20_End" style:list-style-name="OOoNum_20_123"/>
    <style:style style:name="P57" style:family="paragraph" style:parent-style-name="OOoNum_20_123_20_End" style:list-style-name="OOoNum_20_123">
      <style:paragraph-properties loext:contextual-spacing="false"/>
    </style:style>
    <style:style style:name="P58" style:family="paragraph" style:parent-style-name="OOoNum_20_123_20_End">
      <style:paragraph-properties loext:contextual-spacing="false"/>
    </style:style>
    <style:style style:name="P59" style:family="paragraph" style:parent-style-name="OOoHeading_20_2">
      <style:paragraph-properties loext:contextual-spacing="false" fo:margin-top="0.1929in" fo:margin-bottom="0.2008in"/>
    </style:style>
    <style:style style:name="P60" style:family="paragraph" style:parent-style-name="OOoHeading_20_2" style:list-style-name="" style:master-page-name="">
      <style:paragraph-properties style:page-number="auto" fo:keep-with-next="always"/>
    </style:style>
    <style:style style:name="P61" style:family="paragraph" style:parent-style-name="OOoHeading_20_2" style:master-page-name="">
      <style:paragraph-properties style:page-number="auto"/>
    </style:style>
    <style:style style:name="P62" style:family="paragraph" style:parent-style-name="OOoList_20_1_20_End">
      <style:paragraph-properties fo:margin-left="0.5in" fo:margin-right="0in" fo:text-indent="-0.2598in" style:auto-text-indent="false"/>
    </style:style>
    <style:style style:name="P63" style:family="paragraph" style:parent-style-name="OOoList_20_1_20_Start" style:list-style-name="OOoBullets_20_1"/>
    <style:style style:name="P64" style:family="paragraph" style:parent-style-name="OOoList_20_1_20_Start" style:list-style-name="OOoBullets_20_1">
      <style:paragraph-properties loext:contextual-spacing="false"/>
    </style:style>
    <style:style style:name="P65" style:family="paragraph" style:parent-style-name="OOoList_20_1_20_Start">
      <style:paragraph-properties loext:contextual-spacing="false"/>
    </style:style>
    <style:style style:name="P66" style:family="paragraph" style:parent-style-name="OOoList_20_1_20_Start" style:master-page-name="">
      <style:paragraph-properties style:page-number="auto" fo:keep-with-next="always"/>
    </style:style>
    <style:style style:name="P67" style:family="paragraph" style:parent-style-name="OOoList_20_1_20_Cont." style:list-style-name="OOoBullets_20_1"/>
    <style:style style:name="P68" style:family="paragraph" style:parent-style-name="OOoList_20_1_20_Cont." style:list-style-name="OOoBullets_20_1">
      <style:paragraph-properties loext:contextual-spacing="false"/>
    </style:style>
    <style:style style:name="P69" style:family="paragraph" style:parent-style-name="OOoList_20_1_20_Cont." style:master-page-name="">
      <style:paragraph-properties fo:margin-top="0in" fo:margin-bottom="0in" style:page-number="auto"/>
    </style:style>
    <style:style style:name="P70" style:family="paragraph" style:parent-style-name="OOoTextBody" style:list-style-name="L1"/>
    <style:style style:name="P71" style:family="paragraph" style:parent-style-name="OOoHeading_20_0" style:master-page-name="OOoPageStyle">
      <style:paragraph-properties style:page-number="auto"/>
    </style:style>
    <style:style style:name="P72" style:family="paragraph" style:parent-style-name="OOoHeading_20_0">
      <style:paragraph-properties fo:break-before="page"/>
    </style:style>
    <style:style style:name="P73" style:family="paragraph">
      <style:paragraph-properties fo:text-align="center"/>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T21" style:family="text">
      <style:text-properties style:font-name="DejaVu Serif1" fo:font-size="11pt" fo:language="en" fo:country="US" fo:font-weight="bold" style:letter-kerning="true" style:font-size-asian="11pt"/>
    </style:style>
    <style:style style:name="T22" style:family="text">
      <style:text-properties style:font-name="DejaVu Serif1" fo:font-size="11pt" fo:language="en" fo:country="US" fo:font-weight="bold" style:letter-kerning="true" style:font-size-asian="11pt" style:font-weight-asian="normal" style:font-weight-complex="normal"/>
    </style:style>
    <style:style style:name="T23"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
      <text:h text:style-name="P72"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83308616" text:key1="Writer"/>features<text:alphabetical-index-mark text:string-value="Writer" text:key1="features"/><text:alphabetical-index-mark-end text:id="IMark83308616"/><text:alphabetical-index-mark text:string-value="workspace" text:key1="Writer"/>:</text:p>
      <text:list xml:id="list1706507451318514915"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13"><draw:text-box fo:min-height="3.5374in"><text:p text:style-name="OOoFigureCaption"><draw:frame draw:style-name="fr10" draw:name="graphics39" text:anchor-type="as-char" svg:width="6.1161in" svg:height="3.3311in" draw:z-index="1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83294820" text:key1="Writer"/>status bar<text:alphabetical-index-mark-end text:id="IMark83294820"/> provides information about the document and convenient ways to quickly change some document features.</text:p>
      <text:p text:style-name="OOoFigure"><draw:frame draw:style-name="fr2" draw:name="Frame28" text:anchor-type="as-char" svg:width="5.2783in" draw:z-index="16"><draw:text-box fo:min-height="1.2102in"><text:p text:style-name="OOoFigureCaption"><draw:frame draw:style-name="fr11" draw:name="graphics40" text:anchor-type="as-char" svg:width="5.2953in" svg:height="0.9528in" draw:z-index="1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8</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18"><draw:text-box fo:min-height="1.2366in"><text:p text:style-name="OOoFigureCaption"><draw:frame draw:style-name="fr12" draw:name="graphics41" text:anchor-type="paragraph" svg:x="0in" svg:y="0in" svg:width="5.6181in" svg:height="1.0398in" draw:z-index="1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2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1"><draw:text-box fo:min-height="3.4339in"><text:p text:style-name="OOoFigureCaption"><draw:frame draw:style-name="fr14" draw:name="graphics44" text:anchor-type="paragraph" svg:x="0.0016in" svg:y="0.0008in" svg:width="4.9217in" svg:height="3.4016in" draw:z-index="2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3"><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1">&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4"><draw:text-box fo:min-height="2.802in"><text:p text:style-name="OOoFigureCaption"><draw:frame draw:style-name="fr11" draw:name="graphics48" text:anchor-type="as-char" svg:width="5.3799in" svg:height="2.5799in" draw:z-index="25"><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83294820" text:key1="Writer"/><text:alphabetical-index-mark-start text:id="IMark189806896"/>Navigation toolbar<text:alphabetical-index-mark-end text:id="IMark189806896"/><text:alphabetical-index-mark-end text:id="IMark83294820"/>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rame34" text:anchor-type="as-char" svg:width="3.5244in" draw:z-index="26"><draw:text-box fo:min-height="1.8016in"><text:p text:style-name="OOoFigureCaption"><draw:frame draw:style-name="fr15" draw:name="graphics49" text:anchor-type="as-char" svg:width="3.5244in" svg:height="1.4929in" draw:z-index="28"><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390120900" text:key1="Writer"/><text:alphabetical-index-mark-start text:id="IMark390120804"/>Navigation icons<text:alphabetical-index-mark-end text:id="IMark390120804"/><text:alphabetical-index-mark-end text:id="IMark390120900"/></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rame40" text:anchor-type="as-char" svg:width="2.7201in" draw:z-index="29"><draw:text-box fo:min-height="1.4311in"><text:p text:style-name="OOoFigureCaption"><draw:frame draw:style-name="fr16" draw:name="graphics50" text:anchor-type="paragraph" svg:x="0.0016in" svg:y="0.0008in" svg:width="2.7189in" svg:height="1.1665in" draw:z-index="30"><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6430966648003047442" text:style-name="OOoNum_20_123">
        <text:list-item text:start-value="1">
          <text:p text:style-name="P50"><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6">Then choose <text:span text:style-name="OOoMenuPath">File </text:span><text:span text:style-name="OOoMenuPath"><text:span text:style-name="T21">&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2634in" svg:width="0.4307in" svg:height="0.398in" draw:z-index="32"><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3"><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ools <text:span text:style-name="OOoMenuPath"><text:span text:style-name="T21">&gt;</text:span></text:span> Options <text:span text:style-name="OOoMenuPath"><text:span text:style-name="T21">&gt;</text:span></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83295156" text:key1="selecting"/>nonconsecutive items<text:alphabetical-index-mark-end text:id="IMark83295156"/> (as shown in <text:sequence-ref text:reference-format="category-and-value" text:ref-name="refFigure8">Figure 9</text:sequence-ref>) using the mouse:</text:p>
      <text:list xml:id="list34813709" text:continue-list="list6430966648003047442"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5.5701in" draw:z-index="34"><draw:text-box fo:min-height="2.9091in"><text:p text:style-name="OOoFigureCaption"><draw:frame draw:style-name="fr18" draw:name="graphics53" text:anchor-type="as-char" svg:width="5.5701in" svg:height="2.6902in" draw:z-index="35"><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4817478" text:continue-list="list34813709"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83295396" text:key1="selecting"/>Vertical Block of Text<text:alphabetical-index-mark-end text:id="IMark83295396"/></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1">&gt;</text:span></text:span><text:span text:style-name="OOoMenuPath"> Selection Mode </text:span><text:span text:style-name="OOoMenuPath"><text:span text:style-name="T21">&gt;</text:span></text:span><text:span text:style-name="OOoMenuPath"> Block Area</text:span>, or click several times in the status bar on STD until it changes to BLK.</text:p>
      <text:p text:style-name="P32"><draw:ellipse text:anchor-type="paragraph" draw:z-index="2" draw:name="Shape1" draw:style-name="gr1" draw:text-style-name="P73" svg:width="0.4748in" svg:height="0.3197in" svg:x="4.761in" svg:y="0in"><text:p/></draw:ellipse><draw:frame draw:style-name="fr15" draw:name="graphics54" text:anchor-type="as-char" svg:width="4.9217in" svg:height="0.3201in" draw:z-index="36"><draw:image xlink:href="Pictures/10000201000001BD0000001D2721A546.png" xlink:type="simple" xlink:show="embed" xlink:actuate="onLoad"/></draw:frame></text:p>
      <text:p text:style-name="OOoTextBody">Now highlight the selection, using the mouse or keyboard, as shown below.</text:p>
      <text:p text:style-name="P34"><draw:frame draw:style-name="fr6" draw:name="Frame37" text:anchor-type="as-char" svg:width="3.0799in" draw:z-index="37"><draw:text-box fo:min-height="0.9957in"><text:p text:style-name="OOoFigureCaption"><draw:frame draw:style-name="fr19" draw:name="graphics55" text:anchor-type="as-char" svg:width="2.85in" svg:height="0.7598in" draw:z-index="45"><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83295396"/>cut and paste<text:alphabetical-index-mark-end text:id="IMark83295396"/>)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4">Choose <text:span text:style-name="OOoMenuPath"><text:span text:style-name="T1">Edit </text:span></text:span><text:span text:style-name="OOoMenuPath"><text:span text:style-name="T22">&gt;</text:span></text:span><text:span text:style-name="OOoMenuPath"><text:span text:style-name="T1"> Paste Special</text:span></text:span>, or</text:p>
        </text:list-item>
      </text:list>
      <text:list xml:id="list34786755" text:continue-list="list1706507451318514915"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47"><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3">Find and replace words and phrases</text:p>
        </text:list-item>
        <text:list-item>
          <text:p text:style-name="P67">Use <text:alphabetical-index-mark-start text:id="IMark83354404"/>wildcards<text:alphabetical-index-mark-end text:id="IMark83354404"/> and <text:alphabetical-index-mark-start text:id="IMark190803348"/>regular expressions<text:alphabetical-index-mark-end text:id="IMark190803348"/> to fine-tune a search</text:p>
        </text:list-item>
      </text:list>
      <text:list xml:id="list34801290" text:continue-list="list34786755"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1">&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48"><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4792303" text:continue-list="list34817478" text:style-name="OOoNum_20_123">
        <text:list-item text:start-value="1">
          <text:p text:style-name="P52">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2634in" svg:width="0.4307in" svg:height="0.398in" draw:z-index="51"><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83354404"/>special characters<text:alphabetical-index-mark-end text:id="IMark83354404"/>. To insert a special character:</text:p>
      <text:list xml:id="list1570031686" text:style-name="OOoNum_20_123">
        <text:list-item text:start-value="1">
          <text:p text:style-name="P52">Place the cursor <text:span text:style-name="T5">where you want the character to appear.</text:span></text:p>
        </text:list-item>
        <text:list-item>
          <text:p text:style-name="P54">Choose <text:span text:style-name="OOoMenuPath">Insert </text:span><text:span text:style-name="OOoMenuPath"><text:span text:style-name="T21">&gt;</text:span></text:span><text:span text:style-name="OOoMenuPath"> Special Character</text:span> to <text:span text:style-name="T5">open the Special Characters dialog.</text:span></text:p>
        </text:list-item>
        <text:list-item>
          <text:p text:style-name="P56"><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9"><draw:text-box fo:min-height="2.9256in"><text:p text:style-name="OOoFigureCaption"><draw:frame draw:style-name="fr15" draw:name="graphics59" text:anchor-type="as-char" svg:width="5.5957in" svg:height="2.6882in" draw:z-index="50"><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83354404"/>non-breaking hyphen<text:alphabetical-index-mark-end text:id="IMark83354404"/>.</text:p>
      <text:p text:style-name="P4">To enter en and em <text:alphabetical-index-mark-start text:id="IMark83354404"/>dashes<text:alphabetical-index-mark-end text:id="IMark83354404"/>, you can use the <text:span text:style-name="OOoEmphasis">Replace dashes</text:span> option on the Options tab under <text:span text:style-name="OOoMenuPath">Tools </text:span><text:span text:style-name="OOoMenuPath"><text:span text:style-name="T21">&gt;</text:span></text:span><text:span text:style-name="OOoMenuPath">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83354404"/>tab stops<text:alphabetical-index-mark-end text:id="IMark83354404"/>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83354404"/>indents<text:alphabetical-index-mark-end text:id="IMark83354404"/>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9"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General</text:span>.</text:p>
      <text:p text:style-name="P35"><draw:frame draw:style-name="fr3" draw:name="Frame271" text:anchor-type="as-char" svg:width="4.6008in" draw:z-index="53"><draw:text-box fo:min-height="1.2661in"><text:p text:style-name="P44"><draw:frame draw:style-name="fr10" draw:name="graphics261" text:anchor-type="as-char" svg:width="4.6008in" svg:height="1.0307in" draw:z-index="54"><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83354308"/>measurement unit<text:alphabetical-index-mark-end text:id="IMark83354308"/>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55"><draw:text-box fo:min-height="1.5909in"><text:p text:style-name="P45"><draw:frame draw:style-name="fr21" draw:name="graphics60" text:anchor-type="as-char" svg:width="1.3543in" svg:height="1.311in" draw:z-index="56"><draw:image xlink:href="Pictures/1000000000000082000000860A111EB1.png" xlink:type="simple" xlink:show="embed" xlink:actuate="onLoad"/></draw:frame></text:p><text:p text:style-name="P45">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83354308"/>spelling checker<text:alphabetical-index-mark-end text:id="IMark8335430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2" draw:name="graphics61" text:anchor-type="as-char" svg:width="0.2709in" svg:height="0.2709in" draw:z-index="58"><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3" draw:name="graphics62" text:anchor-type="as-char" svg:width="0.2709in" svg:height="0.2709in" draw:z-index="59"><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3">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83354308"/>dictionary<text:alphabetical-index-mark-end text:id="IMark83354308"/> language (for example, Spanish, French, or German) on the Spelling and Grammar dialog.</text:p>
        </text:list-item>
        <text:list-item>
          <text:p text:style-name="P67">You can add a word to the dictionary. Click <text:span text:style-name="OOoMenuPath">Add</text:span> in the Spelling and Grammar dialog and pick the dictionary to add it to.</text:p>
        </text:list-item>
        <text:list-item>
          <text:p text:style-name="P68">Click the <text:span text:style-name="OOoMenuPath">Options</text:span> button on the Spelling and Grammar dialog to open a dialog similar to the on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4802650" text:continue-list="list34801290"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83354356"/>grammar checker<text:alphabetical-index-mark-end text:id="IMark8335435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1">&gt;</text:span></text:span><text:span text:style-name="OOoMenuPath"> Spelling and Grammar</text:span>. (See Chapter 11 for more about installing extensions.)</text:p>
      <text:list xml:id="list7311282842814053558" text:style-name="L1">
        <text:list-item>
          <text:list>
            <text:list-header>
              <text:p text:style-name="P70">LanguageTool adds a new menu item and sub-menu to the Tools menu, from which you can configure the tool and check or recheck the document.</text:p>
            </text:list-header>
          </text:list>
        </text:list-item>
      </text:list>
      <text:h text:style-name="P60"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1">&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2756in" svg:height="0.2756in" draw:z-index="6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1">&gt;</text:span></text:span><text:span text:style-name="OOoMenuPath"> Languages </text:span><text:span text:style-name="OOoMenuPath"><text:span text:style-name="T21">&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83354356"/>AutoCorrect<text:alphabetical-index-mark-end text:id="IMark83354356"/><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1">&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390120948"/>special characters<text:alphabetical-index-mark-end text:id="IMark390120948"/>.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1">&gt;</text:span></text:span><text:span text:style-name="OOoMenuPath"> AutoCorrect Options </text:span><text:span text:style-name="OOoMenuPath"><text:span text:style-name="T21">&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6">Add (append) a space automatically after an accepted word</text:p>
        </text:list-item>
      </text:list>
      <text:list xml:id="list34805956" text:continue-list="list34802650"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4789488" text:continue-list="list34792303" text:style-name="OOoNum_20_123">
        <text:list-item text:start-value="1">
          <text:p text:style-name="OOoNum_20_123_20_Start">Type the text into your document.</text:p>
        </text:list-item>
        <text:list-item>
          <text:p text:style-name="OOoNum_20_123_20_Cont.">Select the text.</text:p>
        </text:list-item>
        <text:list-item>
          <text:p text:style-name="P55">Choose <text:span text:style-name="OOoMenuPath">Edit </text:span><text:span text:style-name="OOoMenuPath"><text:span text:style-name="T21">&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P43"><draw:frame draw:style-name="fr3" draw:name="Frame45" text:anchor-type="as-char" svg:width="6.0465in" draw:z-index="38"><draw:text-box fo:min-height="2.3035in"><text:p text:style-name="P19"><draw:frame draw:style-name="fr10" draw:name="graphics64" text:anchor-type="as-char" svg:width="5.9055in" svg:height="1.1772in" draw:z-index="39"><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6">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text:soft-page-break/><draw:frame draw:style-name="fr3" draw:name="Frame46" text:anchor-type="as-char" svg:width="6.6661in" draw:z-index="41"><draw:text-box fo:min-height="2.2272in"><text:p text:style-name="OOoFigure"><draw:frame draw:style-name="fr15" draw:name="graphics65" text:anchor-type="as-char" svg:width="6.6661in" svg:height="0.6299in" draw:z-index="46"><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6">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1">&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1">&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4815647" text:continue-list="list34805956"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1">&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4788396" text:continue-list="list34815647"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draw:frame draw:style-name="fr3" draw:name="Frame47" text:anchor-type="as-char" svg:width="6.6661in" draw:z-index="6"><draw:text-box fo:min-height="2.5866in"><text:p text:style-name="OOoFigure"><draw:frame draw:style-name="fr10" draw:name="graphics66" text:anchor-type="as-char" svg:width="4.9646in" svg:height="1.1799in" draw:z-index="27"><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7">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1"><draw:text-box fo:min-height="2.1626in"><text:p text:style-name="OOoFigureCaption"><draw:frame draw:style-name="fr15" draw:name="graphics79" text:anchor-type="as-char" svg:width="3.0398in" svg:height="2.4484in" draw:z-index="61"><draw:image xlink:href="Pictures/100000000000015E0000011AD1F9D505.png" xlink:type="simple" xlink:show="embed" xlink:actuate="onLoad"/></draw:frame></text:p><text:p text:style-name="P38">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0">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3">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3">On the Paragraph Style dialog (Figure <text:sequence-ref text:reference-format="value" text:ref-name="refFigure19">20</text:sequence-ref>), go to the <text:span text:style-name="OOoStrongEmphasis">Text Flow</text:span> page.</text:p>
        </text:list-item>
        <text:list-item>
          <text:p text:style-name="P56"><text:soft-page-break/>Under Hyphenation, select or deselect the <text:span text:style-name="OOoMenuPath">Automatically</text:span> option. Click <text:span text:style-name="OOoMenuPath">OK</text:span> to save.</text:p>
        </text:list-item>
      </text:list>
      <text:p text:style-name="P18"><draw:frame draw:style-name="fr3" draw:name="Frame48" text:anchor-type="as-char" svg:width="5.7535in" draw:z-index="7"><draw:text-box fo:min-height="1.7937in"><text:p text:style-name="OOoFigureCaption"><draw:frame draw:style-name="fr25" draw:name="graphics34" text:anchor-type="as-char" svg:width="5.75in" svg:height="2.0236in" draw:z-index="8"><draw:image xlink:href="Pictures/1000000000000211000000BFFC15362E.png" xlink:type="simple" xlink:show="embed" xlink:actuate="onLoad"/></draw:frame></text:p><text:p text:style-name="P38">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In Options, near the bottom of the dialog, scroll down to find the hyphenation settings.</text:p>
      <text:p text:style-name="P36"><draw:frame draw:style-name="fr3" draw:name="Frame49" text:anchor-type="as-char" svg:width="5.4799in" draw:z-index="9"><draw:text-box fo:min-height="1.4409in"><text:p text:style-name="P37"><draw:frame draw:style-name="fr26" draw:name="graphics67" text:anchor-type="as-char" svg:width="5.4366in" svg:height="1.1783in" draw:z-index="10"><draw:image xlink:href="Pictures/10000000000001E20000006683661B30.png" xlink:type="simple" xlink:show="embed" xlink:actuate="onLoad"/></draw:frame></text:p><text:p text:style-name="P40">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83309240"/>page layouts<text:alphabetical-index-mark-end text:id="IMark83309240"/>: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P10">Page layout is usually easier if you show text, object, table, and section boundarie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Appearance</text:span>, and paragraph ends, tabs, breaks, and other item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These last items will appear when <text:span text:style-name="OOoMenuPath">View </text:span><text:span text:style-name="OOoMenuPath"><text:span text:style-name="T21">&gt;</text:span></text:span><text:span text:style-name="OOoMenuPath">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1">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2"><draw:frame draw:style-name="fr10" draw:name="graphics68" text:anchor-type="as-char" svg:width="2.9126in" svg:height="2.5945in" draw:z-index="62"><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2"><draw:frame draw:style-name="fr10" draw:name="graphics69" text:anchor-type="as-char" svg:width="2.9126in" svg:height="2.7508in" draw:z-index="40"><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9"><draw:frame draw:style-name="fr10" draw:name="graphics70" text:anchor-type="as-char" svg:width="2.9126in" svg:height="2.7508in" draw:z-index="63"><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2"><draw:frame draw:style-name="fr10" draw:name="graphics71" text:anchor-type="as-char" svg:width="2.9189in" svg:height="2.7709in" draw:z-index="44"><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4788708" text:continue-list="list34789488" text:style-name="OOoNum_20_123">
        <text:list-item text:start-value="1">
          <text:p text:style-name="P51">Choose <text:span text:style-name="OOoMenuPath">File </text:span><text:span text:style-name="OOoMenuPath"><text:span text:style-name="T21">&gt;</text:span></text:span><text:span text:style-name="OOoMenuPath"> Properties </text:span><text:span text:style-name="OOoMenuPath"><text:span text:style-name="T21">&gt;</text:span></text:span><text:span text:style-name="OOoMenuPath"> Description</text:span> and type a title for your document.</text:p>
        </text:list-item>
        <text:list-item>
          <text:p text:style-name="P55">Add a header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text:p>
        </text:list-item>
        <text:list-item>
          <text:p text:style-name="OOoNum_20_123_20_Cont.">Place the cursor in the header part of the page.</text:p>
        </text:list-item>
        <text:list-item>
          <text:p text:style-name="P55">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Title</text:span>. The title should appear on a gray background (which does not show when printed and can be turned off).</text:p>
        </text:list-item>
        <text:list-item>
          <text:p text:style-name="P58">To change the title for the whole document, go back to <text:span text:style-name="OOoMenuPath">File </text:span><text:span text:style-name="OOoMenuPath"><text:span text:style-name="T21">&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4799562" text:continue-list="list34788708"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3</text:reference-ref>.</text:p>
        </text:list-item>
        <text:list-item>
          <text:p text:style-name="P58">Place the cursor in the header or footer where you want the page number to appear and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4791096" text:continue-list="list34799562" text:style-name="OOoNum_20_123">
        <text:list-item text:start-value="1">
          <text:p text:style-name="OOoNum_20_123_20_Start">Type the word “page” and a space, then insert the page number as above.</text:p>
        </text:list-item>
        <text:list-item>
          <text:p text:style-name="P58">Press the space bar once, type the word “of” and a space, then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1">&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4812416" text:continue-list="list34791096" text:style-name="OOoNum_20_123">
        <text:list-item text:start-value="1">
          <text:p text:style-name="P52"><text:span text:style-name="OOoKeystroke"><text:span text:style-name="T9">Place the c</text:span></text:span>ursor in the first paragraph of the new page.</text:p>
        </text:list-item>
        <text:list-item>
          <text:p text:style-name="P55"><text:span text:style-name="OOoMenuPath"><text:span text:style-name="T5">Choose </text:span></text:span><text:span text:style-name="OOoMenuPath">Format </text:span><text:span text:style-name="OOoMenuPath"><text:span text:style-name="T21">&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4801836" text:continue-list="list34812416" text:style-name="OOoNum_20_123">
        <text:list-item text:start-value="1">
          <text:p text:style-name="P51"><text:span text:style-name="OOoMenuPath">Insert </text:span><text:span text:style-name="OOoMenuPath"><text:span text:style-name="T21">&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4"><draw:text-box fo:min-height="2.4472in"><text:p text:style-name="P15"><draw:frame draw:style-name="fr10" draw:name="graphics72" text:anchor-type="as-char" svg:width="3.3335in" svg:height="2.2602in" draw:z-index="65"><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4795809" text:continue-list="list34788396"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4805927" text:continue-list="list34801836"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2.3118in" draw:z-index="66"><draw:text-box fo:min-height="1.9in"><text:p text:style-name="P14"><draw:frame draw:style-name="fr10" draw:name="graphics73" text:anchor-type="as-char" svg:width="2.1673in" svg:height="1.6571in" draw:z-index="67"><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4786568" text:continue-list="list34805927"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1">&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7"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4801352" text:continue-list="list34786568"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5">Choose <text:span text:style-name="OOoMenuPath">Insert </text:span><text:span text:style-name="OOoMenuPath"><text:span text:style-name="T21">&gt;</text:span></text:span><text:span text:style-name="OOoMenuPath"> Indexes and Tables </text:span><text:span text:style-name="OOoMenuPath"><text:span text:style-name="T21">&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4803204" text:continue-list="list34801352" text:style-name="OOoNum_20_123">
        <text:list-item text:start-value="1">
          <text:p text:style-name="P52"><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4795607" text:continue-list="list34795809"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5">From the main menu, choose<text:span text:style-name="OOoMenuPath"> Insert </text:span><text:span text:style-name="OOoMenuPath"><text:span text:style-name="T21">&gt;</text:span></text:span><text:span text:style-name="OOoMenuPath"> Table</text:span><text:span text:style-name="OOoMenuPath"><text:span text:style-name="T5">.</text:span></text:span></text:p>
        </text:list-item>
        <text:list-item text:start-value="1">
          <text:p text:style-name="OOoList_20_1_20_Cont."><text:soft-page-break/><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2">&gt;</text:span></text:span><text:span text:style-name="OOoMenuPath"><text:span text:style-name="T1"> Insert </text:span></text:span><text:span text:style-name="OOoMenuPath"><text:span text:style-name="T22">&gt;</text:span></text:span><text:span text:style-name="OOoMenuPath"><text:span text:style-name="T1"> Table</text:span></text:span><text:span text:style-name="OOoMenuPath"><text:span text:style-name="T5">.</text:span></text:span></text:p>
        </text:list-item>
      </text:list>
      <text:list xml:id="list34791876" text:continue-list="list34795607" text:style-name="OOoBullets_20_1">
        <text:list-item>
          <text:p text:style-name="P69">Press <text:span text:style-name="OOoKeystroke">Ctrl+F12</text:span> on the keyboard.</text:p>
        </text:list-item>
        <text:list-item>
          <text:p text:style-name="P62">From the Standard toolbar, click the <text:span text:style-name="OOoMenuPath">Table</text:span> icon <draw:frame draw:style-name="fr28"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1">&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4800400" text:continue-list="list34803204"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5">Choose <text:span text:style-name="OOoMenuPath">Edit </text:span><text:span text:style-name="OOoMenuPath"><text:span text:style-name="T21">&gt;</text:span></text:span><text:span text:style-name="OOoMenuPath"> Copy</text:span> or press <text:span text:style-name="OOoKeystroke">Ctrl+C</text:span>.</text:p>
        </text:list-item>
        <text:list-item>
          <text:p text:style-name="P58">In the Writer document, choose <text:span text:style-name="OOoMenuPath">Edit </text:span><text:span text:style-name="OOoMenuPath"><text:span text:style-name="T21">&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4816630" text:continue-list="list34800400"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4786997" text:continue-list="list34791876"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4795026"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4806111"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4814527" text:continue-list="list34816630" text:style-name="OOoNum_20_123">
        <text:list-item text:start-value="1">
          <text:p text:style-name="OOoNum_20_123_20_Start">Click inside the Writer table.</text:p>
        </text:list-item>
        <text:list-item>
          <text:p text:style-name="P55"><text:soft-page-break/>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4796154" text:continue-list="list34814527" text:style-name="OOoNum_20_123">
        <text:list-item text:start-value="1">
          <text:p text:style-name="P51">If you have not selected any cells, 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to insert a chart with default data.</text:p>
        </text:list-item>
        <text:list-item>
          <text:p text:style-name="P58">You can change the default data values by double-clicking on the chart and then choosing <text:span text:style-name="OOoMenuPath">View </text:span><text:span text:style-name="OOoMenuPath"><text:span text:style-name="T21">&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4811817" text:continue-list="list34796154" text:style-name="OOoNum_20_123">
        <text:list-item text:start-value="1">
          <text:p text:style-name="OOoNum_20_123_20_Start">Click where you want to insert the file.</text:p>
        </text:list-item>
        <text:list-item>
          <text:p text:style-name="P55">Choose <text:span text:style-name="OOoMenuPath">Insert </text:span><text:span text:style-name="OOoMenuPath"><text:span text:style-name="T21">&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4792241"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1">&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4795859" text:continue-list="list34792241"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4787054" text:continue-numbering="true" text:style-name="OOoNum_20_123">
        <text:list-item>
          <text:p text:style-name="P56">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4789261" text:continue-list="list34806111"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1">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1">&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4">Save versions that are stored as part of the original file. However, this method can cause problems with documents of non-trivial size or complexity, especially if you save a lot of versions. Avoid this method if you can.</text:p>
        </text:list-item>
      </text:list>
      <text:list xml:id="list34794765" text:continue-list="list34787054" text:style-name="OOoNum_20_123">
        <text:list-header>
          <text:p text:style-name="P53"/>
        </text:list-header>
      </text:list>
      <text:list xml:id="list34808679" text:continue-list="list48366935" text:style-name="OOoNum_20_123">
        <text:list-item>
          <text:p text:style-name="P57">Use Writer’s change marks (often called “red lines” or “<text:alphabetical-index-mark-start text:id="IMark83355940"/>revision marks<text:alphabetical-index-mark-end text:id="IMark83355940"/>”) to show where you have added or deleted material, or changed formatting.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4786554" text:continue-list="list34789261"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4805463" text:continue-list="list34786554"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61" text:outline-level="3">Using Hyperlinks</text:h>
      <text:p text:style-name="OOoTextBody_5f_ListIntro">The easiest way to insert a hyperlink to another part of the same document is by using the Navigator:</text:p>
      <text:list xml:id="list34807875" text:continue-list="list34794765" text:style-name="OOoNum_20_123">
        <text:list-item text:start-value="1">
          <text:p text:style-name="OOoNum_20_123_20_Start">Open the document containing the items you want to cross-reference.</text:p>
        </text:list-item>
        <text:list-item>
          <text:p text:style-name="P55">Open the Navigator by clicking its icon, going to the Navigator deck in the Sidebar, choosing <text:span text:style-name="OOoMenuPath">View </text:span><text:span text:style-name="OOoMenuPath"><text:span text:style-name="T21">&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4"><draw:frame draw:style-name="fr10" draw:name="graphics76" text:anchor-type="as-char" svg:width="3.7283in" svg:height="2.6091in" draw:z-index="42"><draw:image xlink:href="Pictures/100000000000019A0000011F3D7D1E23.png" xlink:type="simple" xlink:show="embed" xlink:actuate="onLoad"/></draw:frame></text:p><text:p text:style-name="P44">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83356276"/><text:alphabetical-index-mark-start text:id="IMark83356036" text:key1="fields"/>bookmarks<text:alphabetical-index-mark-end text:id="IMark83356036"/><text:alphabetical-index-mark-end text:id="IMark8335627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4791149" text:continue-list="list34807875" text:style-name="OOoNum_20_123">
        <text:list-item text:start-value="1">
          <text:p text:style-name="OOoNum_20_123_20_Start">In your document, place the cursor where you want the cross-reference to appear.</text:p>
        </text:list-item>
        <text:list-item>
          <text:p text:style-name="P55">If the Fields dialog is not open, click <text:span text:style-name="OOoMenuPath">Insert </text:span><text:span text:style-name="OOoMenuPath"><text:span text:style-name="T21">&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0">”</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draw:frame draw:style-name="fr3" draw:name="Frame54" text:anchor-type="as-char" svg:width="5.9098in" draw:z-index="43"><draw:text-box fo:min-height="4.8957in"><text:p text:style-name="P16"/><text:p text:style-name="P14"><draw:frame draw:style-name="fr29"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soft-page-break/>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4808456" text:continue-list="list34791149" text:style-name="OOoNum_20_123">
        <text:list-item text:start-value="1">
          <text:p text:style-name="P51">Select the text you want to bookmark. Click <text:span text:style-name="OOoMenuPath"><text:span text:style-name="T3">Insert </text:span></text:span><text:span text:style-name="OOoMenuPath"><text:span text:style-name="T23">&gt;</text:span></text:span><text:span text:style-name="OOoMenuPath"><text:span text:style-name="T3"> Bookmark</text:span></text:span>.</text:p>
        </text:list-item>
        <text:list-item>
          <text:p text:style-name="OOoNum_20_123_20_End">On the <text:alphabetical-index-mark-start text:id="IMark83356132"/>Insert Bookmark dialog<text:alphabetical-index-mark-end text:id="IMark83356132"/>, the larger box lists any previously defined bookmarks. Type a name for this bookmark in the top box, and then click <text:span text:style-name="OOoMenuPath"><text:span text:style-name="T3">OK</text:span></text:span>.</text:p>
        </text:list-item>
      </text:list>
      <text:p text:style-name="P33"><draw:frame draw:style-name="fr3" draw:name="Frame55" text:anchor-type="as-char" svg:width="3.7189in" draw:z-index="52"><draw:text-box fo:min-height="2.1827in"><text:p text:style-name="OOoFigureCaption"><draw:frame draw:style-name="fr30"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4793664" text:continue-list="list34805463"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3</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6-29T14:56:43.43</dc:date>
    <dc:creator>Keith McKenna</dc:creator>
    <meta:editing-duration>PT18H18M41S</meta:editing-duration>
    <meta:editing-cycles>128</meta:editing-cycles>
    <meta:generator>OpenOffice/4.1.12$Win32 OpenOffice.org_project/4112m1$Build-9809</meta:generator>
    <meta:document-statistic meta:table-count="28" meta:image-count="41" meta:object-count="0" meta:page-count="33" meta:paragraph-count="619" meta:word-count="9733" meta:character-count="5517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